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none" fo:font-weight="bold" officeooo:rsid="0001c737" officeooo:paragraph-rsid="0001c737"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1c737" officeooo:paragraph-rsid="0001c737"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bold" officeooo:rsid="0001c737" officeooo:paragraph-rsid="0001c737"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bold" officeooo:rsid="0005b150" officeooo:paragraph-rsid="0005b150"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2pt" style:text-underline-style="none" fo:font-weight="normal" officeooo:rsid="0001c737" officeooo:paragraph-rsid="0001c737"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1c737" officeooo:paragraph-rsid="0001c737"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226fa" officeooo:paragraph-rsid="000226fa"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5b150" officeooo:paragraph-rsid="0005b150"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c737" officeooo:paragraph-rsid="0001c737"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1pt" style:text-underline-style="none" fo:font-weight="normal" officeooo:rsid="0001c737" officeooo:paragraph-rsid="0001c737"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0226fa" officeooo:paragraph-rsid="000226f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040255" officeooo:paragraph-rsid="00040255"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05b150" officeooo:paragraph-rsid="0005b150"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0pt" style:text-underline-style="none" fo:font-weight="normal" officeooo:rsid="000226fa" officeooo:paragraph-rsid="000226fa" style:font-size-asian="10pt" style:font-weight-asian="normal" style:font-size-complex="10pt" style:font-weight-complex="normal"/>
    </style:style>
    <style:style style:name="P15" style:family="paragraph" style:parent-style-name="Standard">
      <style:paragraph-properties fo:margin-left="4.445cm" fo:margin-right="0cm" fo:text-align="start" style:justify-single-word="false" fo:text-indent="0cm" style:auto-text-indent="false"/>
      <style:text-properties fo:font-size="11pt" style:text-underline-style="none" fo:font-weight="normal" officeooo:rsid="0001c737" officeooo:paragraph-rsid="000226fa" style:font-size-asian="11pt" style:font-weight-asian="normal" style:font-size-complex="11pt" style:font-weight-complex="normal"/>
    </style:style>
    <style:style style:name="P16" style:family="paragraph" style:parent-style-name="Standard" style:list-style-name="L1">
      <style:paragraph-properties fo:text-align="start" style:justify-single-word="false"/>
      <style:text-properties fo:font-size="11pt" style:text-underline-style="none" fo:font-weight="normal" officeooo:rsid="0001c737" officeooo:paragraph-rsid="0001c737" style:font-size-asian="11pt" style:font-weight-asian="normal" style:font-size-complex="11pt" style:font-weight-complex="normal"/>
    </style:style>
    <style:style style:name="P17" style:family="paragraph" style:parent-style-name="Standard" style:list-style-name="L1">
      <style:paragraph-properties fo:text-align="start" style:justify-single-word="false"/>
      <style:text-properties fo:font-size="11pt" style:text-underline-style="none" fo:font-weight="normal" officeooo:rsid="0001c737" officeooo:paragraph-rsid="000226fa" style:font-size-asian="11pt" style:font-weight-asian="normal" style:font-size-complex="11pt" style:font-weight-complex="normal"/>
    </style:style>
    <style:style style:name="P18" style:family="paragraph" style:parent-style-name="Standard" style:list-style-name="L2">
      <style:paragraph-properties fo:text-align="start" style:justify-single-word="false"/>
      <style:text-properties fo:font-size="11pt" style:text-underline-style="none" fo:font-weight="normal" officeooo:rsid="000226fa" officeooo:paragraph-rsid="000226fa" style:font-size-asian="11pt" style:font-weight-asian="normal" style:font-size-complex="11pt" style:font-weight-complex="normal"/>
    </style:style>
    <style:style style:name="P19" style:family="paragraph" style:parent-style-name="Standard" style:list-style-name="L3">
      <style:paragraph-properties fo:text-align="start" style:justify-single-word="false"/>
      <style:text-properties fo:font-size="11pt" style:text-underline-style="none" fo:font-weight="normal" officeooo:rsid="00040255" officeooo:paragraph-rsid="00040255"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font-size="11pt" style:text-underline-style="none" fo:font-weight="normal" officeooo:rsid="0005b150" officeooo:paragraph-rsid="0005b150"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font-size="11pt" style:text-underline-style="none" fo:font-weight="normal" officeooo:rsid="0007d94f" officeooo:paragraph-rsid="0007d94f"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fo:font-size="11pt" style:text-underline-style="none" fo:font-weight="normal" officeooo:rsid="0007d94f" officeooo:paragraph-rsid="0008ef99" style:font-size-asian="9.60000038146973pt" style:font-weight-asian="normal" style:font-size-complex="11pt" style:font-weight-complex="normal"/>
    </style:style>
    <style:style style:name="P23" style:family="paragraph" style:parent-style-name="Standard">
      <style:paragraph-properties fo:text-align="center" style:justify-single-word="false"/>
      <style:text-properties fo:font-size="11pt" style:text-underline-style="none" fo:font-weight="normal" officeooo:rsid="0007d94f" officeooo:paragraph-rsid="0005b150"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font-size="11pt" style:text-underline-style="solid" style:text-underline-width="auto" style:text-underline-color="font-color" fo:font-weight="bold" officeooo:rsid="00040255" officeooo:paragraph-rsid="00040255" style:font-size-asian="9.60000038146973pt" style:font-weight-asian="bold" style:font-size-complex="11pt" style:font-weight-complex="bold"/>
    </style:style>
    <style:style style:name="P25" style:family="paragraph" style:parent-style-name="Standard" style:list-style-name="L4">
      <style:paragraph-properties fo:text-align="start" style:justify-single-word="false"/>
      <style:text-properties officeooo:paragraph-rsid="0007752b"/>
    </style:style>
    <style:style style:name="P26"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5b150" officeooo:paragraph-rsid="0005b150"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size="11pt" style:text-underline-style="none" fo:font-weight="bold" officeooo:rsid="000226fa" style:font-size-asian="11pt" style:font-weight-asian="bold" style:font-size-complex="11pt" style:font-weight-complex="bold"/>
    </style:style>
    <style:style style:name="T5" style:family="text">
      <style:text-properties fo:font-size="11pt" style:text-underline-style="none" fo:font-weight="normal" officeooo:rsid="000226fa" style:font-size-asian="11pt" style:font-weight-asian="normal" style:font-size-complex="11pt" style:font-weight-complex="normal"/>
    </style:style>
    <style:style style:name="T6" style:family="text">
      <style:text-properties fo:font-size="11pt" style:text-underline-style="none" fo:font-weight="normal" officeooo:rsid="00040255" style:font-size-asian="11pt" style:font-weight-asian="normal" style:font-size-complex="11pt" style:font-weight-complex="normal"/>
    </style:style>
    <style:style style:name="T7" style:family="text">
      <style:text-properties officeooo:rsid="0007752b"/>
    </style:style>
    <style:style style:name="T8" style:family="text">
      <style:text-properties officeooo:rsid="0008e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text:p>
      <text:p text:style-name="P9"/>
      <text:p text:style-name="P9">Développement d’un jeu d’aventure 2D sur mobile avec le moteur Unity</text:p>
      <text:p text:style-name="P2"/>
      <text:p text:style-name="P2"/>
      <text:p text:style-name="P3">I) Présentation générale du projet :</text:p>
      <text:p text:style-name="P5"/>
      <text:p text:style-name="P6">Les acteurs du projet</text:p>
      <text:p text:style-name="P5"/>
      <text:list xml:id="list7369019328304679151" text:style-name="L1">
        <text:list-item>
          <text:p text:style-name="P16"><text:span text:style-name="T1">Maître d’ouvrage :</text:span> Pierre Antoine Papon</text:p>
          <text:p text:style-name="P16"/>
        </text:list-item>
        <text:list-item>
          <text:p text:style-name="P17"><text:span text:style-name="T1">Maîtres d’oeuvre :</text:span> Léo Archambault</text:p>
        </text:list-item>
      </text:list>
      <text:p text:style-name="P15">Valentin Ferrère</text:p>
      <text:p text:style-name="P15">Florent Boissy</text:p>
      <text:p text:style-name="P15">Darignac Franck</text:p>
      <text:p text:style-name="P15">Lucas Trampal</text:p>
      <text:list xml:id="list94740275175498" text:continue-numbering="true" text:style-name="L1">
        <text:list-header>
          <text:p text:style-name="P16"/>
        </text:list-header>
        <text:list-item>
          <text:p text:style-name="P16"><text:span text:style-name="T1">Chef de projet :</text:span> Aucun, nous avons choisi de fonctionner de façon démocratique en résolvant les conflits par le vote. <text:span text:style-name="T7">Notre groupe étant homogène et l’entente étant assez bonne, nous n’avons pas ressenti le besoin de définir un chef de projet.</text:span></text:p>
          <text:p text:style-name="P16"/>
        </text:list-item>
        <text:list-item>
          <text:p text:style-name="P16"><text:span text:style-name="T1">Equipe :</text:span> l’ensemble des maîtres d’oeuvre.</text:p>
        </text:list-item>
      </text:list>
      <text:p text:style-name="P5"/>
      <text:p text:style-name="P5"/>
      <text:p text:style-name="P6">Nature de la prestation demandée</text:p>
      <text:p text:style-name="P10"/>
      <text:list xml:id="list2302340295195521500" text:style-name="L4">
        <text:list-item>
          <text:p text:style-name="P25"><text:span text:style-name="T4">L’objet :</text:span><text:span text:style-name="T5"> Il s’agit d’un jeu vidéo sur plateforme Android inspiré du jeu Ice Blox dans lequel un pingouin doit récupérer des objets coincés dans des blocs de glace pour gagner la partie </text:span><text:span text:style-name="T6">et accéder au niveau suivant</text:span><text:span text:style-name="T5">. Des ennemis, qu’il peut éliminer en faisant glisser des blocs sur eux, sont là pour lui barrer la route. Il n’y a pas d’existant pour ce projet.</text:span></text:p>
          <text:p text:style-name="P25"><text:span text:style-name="T5"/></text:p>
        </text:list-item>
        <text:list-item>
          <text:p text:style-name="P25"><text:span text:style-name="T4">Les enjeux :</text:span><text:span text:style-name="T5"> Le projet a pour finalité d’être publié sur le Google Play afin d’en tirer une rémunération via la publicité.</text:span></text:p>
        </text:list-item>
      </text:list>
      <text:list xml:id="list4881339660697074929" text:style-name="L2">
        <text:list-header>
          <text:p text:style-name="P18"/>
        </text:list-header>
        <text:list-item>
          <text:p text:style-name="P18"><text:span text:style-name="T1">L’objectif technique :</text:span> On <text:span text:style-name="T7">souhaite</text:span> obtenir un jeu Unity* parfaitement fonctionnel. </text:p>
          <text:p text:style-name="P18"/>
        </text:list-item>
      </text:list>
      <text:p text:style-name="P14"><text:span text:style-name="T2">Unity :</text:span> moteur de jeu destiné à faciliter la création d’un jeu vidéo en proposant un ensemble d’outils faciles d’utilisation.</text:p>
      <text:p text:style-name="P14"/>
      <text:p text:style-name="P7">Estimation des grandes étapes et dates butoirs</text:p>
      <text:p text:style-name="P11"/>
      <text:p text:style-name="P24">Produit attendu :</text:p>
      <text:list xml:id="list5089128323700009218" text:style-name="L3">
        <text:list-item>
          <text:p text:style-name="P19"><text:span text:style-name="T3">Livrable en P2 </text:span>: Un protoype d’un niveau avec interface et jouabilité complêtes.</text:p>
        </text:list-item>
        <text:list-item>
          <text:p text:style-name="P19"><text:span text:style-name="T3">Livrable en P3 :</text:span> Un jeu livrable sur le Google Play avec un menu, différents modes de jeu, un classement et des succès, de la publicité. Le jeu doit être capable de générer ses propres niveaux.</text:p>
        </text:list-item>
      </text:list>
      <text:p text:style-name="P12"/>
      <text:p text:style-name="P8">Organisation de l’équipe et du travail</text:p>
      <text:p text:style-name="P13"/>
      <text:p text:style-name="P13"/>
      <text:p text:style-name="P13"/>
      <text:p text:style-name="P13"/>
      <text:p text:style-name="P13"/>
      <text:p text:style-name="P13"/>
      <text:p text:style-name="P13"/>
      <text:p text:style-name="P4"><text:soft-page-break/>II) Cahier des charges fonctionnel</text:p>
      <text:p text:style-name="P13"/>
      <text:p text:style-name="P8">Fonctionnalités attendues</text:p>
      <text:p text:style-name="P8"/>
      <text:p text:style-name="P13"/>
      <text:p text:style-name="P13"/>
      <text:p text:style-name="P13"/>
      <text:p text:style-name="P8">Contraintes pesants sur la réalisation du projet</text:p>
      <text:p text:style-name="P13"/>
      <text:p text:style-name="P21">Aucun d’entre nous n’a d’expérience dans le développement Unity. Nous devons donc tous apprendre à maîtriser cette technologie.<text:line-break/>Nous disposons de 5 mois pour produire un résultat satisfaisant sans aucun budget.</text:p>
      <text:p text:style-name="P13"/>
      <text:p text:style-name="P13"/>
      <text:p text:style-name="P8">Contraintes pesants sur l’utilisation du produit </text:p>
      <text:p text:style-name="P23"/>
      <text:p text:style-name="P21">L’écosystème Android étant très fragmenté entre de nombreux appareils de tailles, marques et version de l’OS différentes, il est important de définir quelle seront les spécifications matérielles et logicielles requises pour lancer notre application.</text:p>
      <text:p text:style-name="P21">Le jeu doit donc pouvoir fonctionner sur des téléphones Android à partir de la version 4.1.0 (Jelly Bean). La résolution minimale retenue est 800x480. De cette façon, nous sommes certains de toucher la grande majorité (+90%) des utilisateurs d’Android.</text:p>
      <text:p text:style-name="P13"/>
      <text:p text:style-name="P13"/>
      <text:p text:style-name="P8">Critères d’appréciations de la qualité du produit</text:p>
      <text:p text:style-name="P8"/>
      <text:p text:style-name="P22">Le logiciel se doit d’être facile à prendre en main afin de retenir l’attention des utilisateurs. <text:span text:style-name="T8">Les menus du jeu doivent s’approcher de ceux d’un jeu de qualité professionne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09:27:16.550000000</meta:creation-date>
    <dc:date>2015-11-27T09:47:40.208000000</dc:date>
    <meta:editing-duration>PT37M3S</meta:editing-duration>
    <meta:editing-cycles>5</meta:editing-cycles>
    <meta:generator>LibreOffice/4.1.3.2$Windows_x86 LibreOffice_project/70feb7d99726f064edab4605a8ab840c50ec57a</meta:generator>
    <meta:document-statistic meta:table-count="0" meta:image-count="0" meta:object-count="0" meta:page-count="2" meta:paragraph-count="37" meta:word-count="453" meta:character-count="2764" meta:non-whitespace-character-count="2355"/>
  </office:meta>
</office:document-meta>
</file>